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able-cell-properties fo:background-color="#e6e6ff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style-name="Default" office:value-type="string">
            <text:p>N = 1</text:p>
          </table:table-cell>
          <table:table-cell table:style-name="Default" office:value-type="string">
            <text:p>M=1</text:p>
          </table:table-cell>
          <table:table-cell table:style-name="Default" office:value-type="string">
            <text:p>T_M=6</text:p>
          </table:table-cell>
          <table:table-cell office:value-type="string">
            <text:p>N = 3</text:p>
          </table:table-cell>
          <table:table-cell office:value-type="string">
            <text:p>M=2</text:p>
          </table:table-cell>
          <table:table-cell office:value-type="string">
            <text:p>T_M=6</text:p>
          </table:table-cell>
        </table:table-row>
        <table:table-row table:style-name="ro3">
          <table:table-cell table:number-columns-repeated="2"/>
          <table:table-cell table:style-name="ce1" office:value-type="string">
            <text:p>n</text:p>
          </table:table-cell>
          <table:table-cell table:style-name="Default" office:value-type="string">
            <text:p>Error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/nn log n</text:p>
          </table:table-cell>
          <table:table-cell office:value-type="string">
            <text:p>Error</text:p>
          </table:table-cell>
          <table:table-cell office:value-type="string">
            <text:p>t</text:p>
          </table:table-cell>
          <table:table-cell office:value-type="string">
            <text:p>t/nn log n</text:p>
          </table:table-cell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0.01098931492069">
            <text:p>1.10E-02</text:p>
          </table:table-cell>
          <table:table-cell office:value-type="float" office:value="0.000185">
            <text:p>1.85E-04</text:p>
          </table:table-cell>
          <table:table-cell table:formula="of:=[.E6]/([.C6]*[.C6]*LOG([.C6];2))" office:value-type="float" office:value="0.0000001806640625">
            <text:p>1.81E-07</text:p>
          </table:table-cell>
          <table:table-cell table:style-name="ce3" office:value-type="float" office:value="0.18447779898302">
            <text:p>1.84E-01</text:p>
          </table:table-cell>
          <table:table-cell table:style-name="ce3" office:value-type="float" office:value="0.02268199">
            <text:p>2.27E-02</text:p>
          </table:table-cell>
          <table:table-cell table:style-name="ce4" table:formula="of:=[.H6]/([.C6]*[.C6]*LOG([.C6];2))" office:value-type="float" office:value="0.000022150380859375">
            <text:p>2.22E-05</text:p>
          </table:table-cell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float" office:value="0.00273495483251">
            <text:p>2.73E-03</text:p>
          </table:table-cell>
          <table:table-cell office:value-type="float" office:value="0.000359">
            <text:p>3.59E-04</text:p>
          </table:table-cell>
          <table:table-cell table:formula="of:=[.E7]/([.C7]*[.C7]*LOG([.C7];2))" office:value-type="float" office:value="0.0000000701171875">
            <text:p>7.01E-08</text:p>
          </table:table-cell>
          <table:table-cell table:style-name="ce3" office:value-type="float" office:value="0.00273495483251">
            <text:p>2.73E-03</text:p>
          </table:table-cell>
          <table:table-cell table:style-name="ce3" office:value-type="float" office:value="0.04422164">
            <text:p>4.42E-02</text:p>
          </table:table-cell>
          <table:table-cell table:style-name="ce4" table:formula="of:=[.H7]/([.C7]*[.C7]*LOG([.C7];2))" office:value-type="float" office:value="0.0000086370390625">
            <text:p>8.64E-06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0068296839376">
            <text:p>6.83E-04</text:p>
          </table:table-cell>
          <table:table-cell office:value-type="float" office:value="0.00127">
            <text:p>1.27E-03</text:p>
          </table:table-cell>
          <table:table-cell table:formula="of:=[.E8]/([.C8]*[.C8]*LOG([.C8];2))" office:value-type="float" office:value="0.0000000516764322916667">
            <text:p>5.17E-08</text:p>
          </table:table-cell>
          <table:table-cell table:style-name="ce3" office:value-type="float" office:value="0.00068296839376">
            <text:p>6.83E-04</text:p>
          </table:table-cell>
          <table:table-cell table:style-name="ce3" office:value-type="float" office:value="0.01699372">
            <text:p>1.70E-02</text:p>
          </table:table-cell>
          <table:table-cell table:style-name="ce4" table:formula="of:=[.H8]/([.C8]*[.C8]*LOG([.C8];2))" office:value-type="float" office:value="0.000000691476236979167">
            <text:p>6.91E-07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001706940014">
            <text:p>1.71E-04</text:p>
          </table:table-cell>
          <table:table-cell office:value-type="float" office:value="0.00535">
            <text:p>5.35E-03</text:p>
          </table:table-cell>
          <table:table-cell table:formula="of:=[.E9]/([.C9]*[.C9]*LOG([.C9];2))" office:value-type="float" office:value="0.0000000466482979910714">
            <text:p>4.66E-08</text:p>
          </table:table-cell>
          <table:table-cell table:style-name="ce3" office:value-type="float" office:value="0.0001706940014">
            <text:p>1.71E-04</text:p>
          </table:table-cell>
          <table:table-cell table:style-name="ce3" office:value-type="float" office:value="0.01432347">
            <text:p>1.43E-02</text:p>
          </table:table-cell>
          <table:table-cell table:style-name="ce4" table:formula="of:=[.H9]/([.C9]*[.C9]*LOG([.C9];2))" office:value-type="float" office:value="0.000000124890747070313">
            <text:p>1.25E-07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00042670495">
            <text:p>4.27E-05</text:p>
          </table:table-cell>
          <table:table-cell office:value-type="float" office:value="0.0226">
            <text:p>2.26E-02</text:p>
          </table:table-cell>
          <table:table-cell table:formula="of:=[.E10]/([.C10]*[.C10]*LOG([.C10];2))" office:value-type="float" office:value="0.0000000431060791015625">
            <text:p>4.31E-08</text:p>
          </table:table-cell>
          <table:table-cell table:style-name="ce3" office:value-type="float" office:value="0.000042670495">
            <text:p>4.27E-05</text:p>
          </table:table-cell>
          <table:table-cell table:style-name="ce3" office:value-type="float" office:value="0.02866217">
            <text:p>2.87E-02</text:p>
          </table:table-cell>
          <table:table-cell table:style-name="ce4" table:formula="of:=[.H10]/([.C10]*[.C10]*LOG([.C10];2))" office:value-type="float" office:value="0.0000000546687507629395">
            <text:p>5.47E-08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0001066743517">
            <text:p>1.07E-05</text:p>
          </table:table-cell>
          <table:table-cell office:value-type="float" office:value="0.0974">
            <text:p>9.74E-02</text:p>
          </table:table-cell>
          <table:table-cell table:formula="of:=[.E11]/([.C11]*[.C11]*LOG([.C11];2))" office:value-type="float" office:value="0.0000000412835015190972">
            <text:p>4.13E-08</text:p>
          </table:table-cell>
          <table:table-cell table:style-name="ce3" office:value-type="float" office:value="0.00001066743517">
            <text:p>1.07E-05</text:p>
          </table:table-cell>
          <table:table-cell table:style-name="ce3" office:value-type="float" office:value="0.04381418">
            <text:p>4.38E-02</text:p>
          </table:table-cell>
          <table:table-cell table:style-name="ce4" table:formula="of:=[.H11]/([.C11]*[.C11]*LOG([.C11];2))" office:value-type="float" office:value="0.0000000185708702935113">
            <text:p>1.86E-08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0000266684665">
            <text:p>2.67E-06</text:p>
          </table:table-cell>
          <table:table-cell office:value-type="float" office:value="0.459">
            <text:p>4.59E-01</text:p>
          </table:table-cell>
          <table:table-cell table:formula="of:=[.E12]/([.C12]*[.C12]*LOG([.C12];2))" office:value-type="float" office:value="0.0000000437736511230469">
            <text:p>4.38E-08</text:p>
          </table:table-cell>
          <table:table-cell table:style-name="ce3" office:value-type="float" office:value="0.00000266684665">
            <text:p>2.67E-06</text:p>
          </table:table-cell>
          <table:table-cell table:style-name="ce3" office:value-type="float" office:value="0.13551668">
            <text:p>1.36E-01</text:p>
          </table:table-cell>
          <table:table-cell table:style-name="ce4" table:formula="of:=[.H12]/([.C12]*[.C12]*LOG([.C12];2))" office:value-type="float" office:value="0.0000000129238777160645">
            <text:p>1.29E-08</text:p>
          </table:table-cell>
        </table:table-row>
        <table:table-row table:style-name="ro2">
          <table:table-cell table:number-columns-repeated="2"/>
          <table:table-cell office:value-type="float" office:value="2048">
            <text:p>2048</text:p>
          </table:table-cell>
          <table:table-cell office:value-type="float" office:value="0.00000066670921">
            <text:p>6.67E-07</text:p>
          </table:table-cell>
          <table:table-cell office:value-type="float" office:value="2">
            <text:p>2.00E+00</text:p>
          </table:table-cell>
          <table:table-cell table:formula="of:=[.E13]/([.C13]*[.C13]*LOG([.C13];2))" office:value-type="float" office:value="0.0000000433488325639205">
            <text:p>4.33E-08</text:p>
          </table:table-cell>
          <table:table-cell table:style-name="ce3" office:value-type="float" office:value="0.00000066670921">
            <text:p>6.67E-07</text:p>
          </table:table-cell>
          <table:table-cell table:style-name="ce3" office:value-type="float" office:value="0.63910266">
            <text:p>6.39E-01</text:p>
          </table:table-cell>
          <table:table-cell table:style-name="ce4" table:formula="of:=[.H13]/([.C13]*[.C13]*LOG([.C13];2))" office:value-type="float" office:value="0.0000000138521770997481">
            <text:p>1.39E-08</text:p>
          </table:table-cell>
        </table:table-row>
        <table:table-row table:style-name="ro2">
          <table:table-cell table:number-columns-repeated="2"/>
          <table:table-cell office:value-type="float" office:value="4096">
            <text:p>4096</text:p>
          </table:table-cell>
          <table:table-cell office:value-type="float" office:value="0.00000016666194">
            <text:p>1.67E-07</text:p>
          </table:table-cell>
          <table:table-cell office:value-type="float" office:value="8.92">
            <text:p>8.92E+00</text:p>
          </table:table-cell>
          <table:table-cell table:formula="of:=[.E14]/([.C14]*[.C14]*LOG([.C14];2))" office:value-type="float" office:value="0.0000000443061192830404">
            <text:p>4.43E-08</text:p>
          </table:table-cell>
          <table:table-cell table:style-name="ce3" office:value-type="float" office:value="0.00000016666194">
            <text:p>1.67E-07</text:p>
          </table:table-cell>
          <table:table-cell table:style-name="ce3" office:value-type="float" office:value="2.07256881">
            <text:p>2.07E+00</text:p>
          </table:table-cell>
          <table:table-cell table:style-name="ce4" table:formula="of:=[.H14]/([.C14]*[.C14]*LOG([.C14];2))" office:value-type="float" office:value="0.0000000102945606410503">
            <text:p>1.03E-08</text:p>
          </table:table-cell>
        </table:table-row>
        <table:table-row table:style-name="ro2">
          <table:table-cell/>
          <table:table-cell table:formula="of:=[.C14]*2" office:value-type="float" office:value="8192">
            <text:p>8192</text:p>
          </table:table-cell>
          <table:table-cell office:value-type="float" office:value="8096">
            <text:p>8096</text:p>
          </table:table-cell>
          <table:table-cell office:value-type="float" office:value="0.00000004149922">
            <text:p>4.15E-08</text:p>
          </table:table-cell>
          <table:table-cell office:value-type="float" office:value="38.7">
            <text:p>3.87E+01</text:p>
          </table:table-cell>
          <table:table-cell table:formula="of:=[.E15]/([.C15]*[.C15]*LOG([.C15];2))" office:value-type="float" office:value="0.0000000454773472548358">
            <text:p>4.55E-08</text:p>
          </table:table-cell>
          <table:table-cell table:style-name="ce3" office:value-type="float" office:value="0.00000004149922">
            <text:p>4.15E-08</text:p>
          </table:table-cell>
          <table:table-cell table:style-name="ce3" office:value-type="float" office:value="8.49058493">
            <text:p>8.49E+00</text:p>
          </table:table-cell>
          <table:table-cell table:style-name="ce4" table:formula="of:=[.H15]/([.C15]*[.C15]*LOG([.C15];2))" office:value-type="float" office:value="0.00000000997750075602804">
            <text:p>9.98E-09</text:p>
          </table:table-cell>
        </table:table-row>
        <table:table-row table:style-name="ro2">
          <table:table-cell table:number-columns-repeated="2"/>
          <table:table-cell office:value-type="float" office:value="16384">
            <text:p>16384</text:p>
          </table:table-cell>
          <table:table-cell office:value-type="float" office:value="0.00000000888747">
            <text:p>8.89E-09</text:p>
          </table:table-cell>
          <table:table-cell office:value-type="float" office:value="164">
            <text:p>1.64E+02</text:p>
          </table:table-cell>
          <table:table-cell table:formula="of:=[.E16]/([.C16]*[.C16]*LOG([.C16];2))" office:value-type="float" office:value="0.0000000436391149248396">
            <text:p>4.36E-08</text:p>
          </table:table-cell>
          <table:table-cell table:style-name="ce3" office:value-type="float" office:value="0.00000000888747">
            <text:p>8.89E-09</text:p>
          </table:table-cell>
          <table:table-cell table:style-name="ce3" office:value-type="float" office:value="36.72684503">
            <text:p>3.67E+01</text:p>
          </table:table-cell>
          <table:table-cell table:style-name="ce4" table:formula="of:=[.H16]/([.C16]*[.C16]*LOG([.C16];2))" office:value-type="float" office:value="0.0000000097727256773838">
            <text:p>9.77E-09</text:p>
          </table:table-cell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0.00068593">
            <text:p>6.86E-04</text:p>
          </table:table-cell>
          <table:table-cell office:value-type="float" office:value="0.00058341">
            <text:p>5.83E-04</text:p>
          </table:table-cell>
          <table:table-cell table:formula="of:=[.E17]/([.C17]*[.C17]*LOG([.C17];2))" office:value-type="float" office:value="0.000000569736328125">
            <text:p>5.70E-0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float" office:value="0.01246691">
            <text:p>1.25E-02</text:p>
          </table:table-cell>
          <table:table-cell office:value-type="float" office:value="0.04111004">
            <text:p>4.11E-02</text:p>
          </table:table-cell>
          <table:table-cell table:formula="of:=[.E18]/([.C18]*[.C18]*LOG([.C18];2))" office:value-type="float" office:value="0.0000080293046875">
            <text:p>8.03E-0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0117147">
            <text:p>1.17E-03</text:p>
          </table:table-cell>
          <table:table-cell office:value-type="float" office:value="0.00078845">
            <text:p>7.88E-04</text:p>
          </table:table-cell>
          <table:table-cell table:formula="of:=[.D19]/([.C19]*[.C19]*LOG([.C19];2))" office:value-type="float" office:value="0.000000047667236328125">
            <text:p>4.77E-08</text:p>
          </table:table-cell>
          <table:table-cell table:style-name="ce4" table:formula="of:=[.E19]/([.C19]*[.C19]*LOG([.C19];2))" office:value-type="float" office:value="0.0000000320821126302083">
            <text:p>3.21E-0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1998496">
            <text:p>2.00E-02</text:p>
          </table:table-cell>
          <table:table-cell office:value-type="float" office:value="0.03010249">
            <text:p>3.01E-02</text:p>
          </table:table-cell>
          <table:table-cell table:formula="of:=[.E20]/([.C20]*[.C20]*LOG([.C20];2))" office:value-type="float" office:value="0.000000262472882952009">
            <text:p>2.62E-0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1191592">
            <text:p>1.19E-02</text:p>
          </table:table-cell>
          <table:table-cell office:value-type="float" office:value="0.01142657">
            <text:p>1.14E-02</text:p>
          </table:table-cell>
          <table:table-cell table:formula="of:=[.E21]/([.C21]*[.C21]*LOG([.C21];2))" office:value-type="float" office:value="0.0000000217944526672363">
            <text:p>2.18E-0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58442">
            <text:p>5.84E-02</text:p>
          </table:table-cell>
          <table:table-cell office:value-type="float" office:value="0.04989386">
            <text:p>4.99E-02</text:p>
          </table:table-cell>
          <table:table-cell table:formula="of:=[.E22]/([.C22]*[.C22]*LOG([.C22];2))" office:value-type="float" office:value="0.0000000211477745903863">
            <text:p>2.11E-0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22089112">
            <text:p>2.21E-01</text:p>
          </table:table-cell>
          <table:table-cell office:value-type="float" office:value="0.2444036">
            <text:p>2.44E-01</text:p>
          </table:table-cell>
          <table:table-cell table:formula="of:=[.E23]/([.C23]*[.C23]*LOG([.C23];2))" office:value-type="float" office:value="0.0000000233081436157227">
            <text:p>2.33E-0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048">
            <text:p>2048</text:p>
          </table:table-cell>
          <table:table-cell office:value-type="float" office:value="0.98190594">
            <text:p>9.82E-01</text:p>
          </table:table-cell>
          <table:table-cell office:value-type="float" office:value="0.97966111">
            <text:p>9.80E-01</text:p>
          </table:table-cell>
          <table:table-cell table:formula="of:=[.E24]/([.C24]*[.C24]*LOG([.C24];2))" office:value-type="float" office:value="0.0000000212335827133872">
            <text:p>2.12E-0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4096">
            <text:p>4096</text:p>
          </table:table-cell>
          <table:table-cell office:value-type="float" office:value="4.40160549">
            <text:p>4.40E+00</text:p>
          </table:table-cell>
          <table:table-cell office:value-type="float" office:value="4.41830945">
            <text:p>4.42E+00</text:p>
          </table:table-cell>
          <table:table-cell table:formula="of:=[.E25]/([.C25]*[.C25]*LOG([.C25];2))" office:value-type="float" office:value="0.0000000219459804395835">
            <text:p>2.19E-0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8096">
            <text:p>8096</text:p>
          </table:table-cell>
          <table:table-cell office:value-type="float" office:value="19.34800446">
            <text:p>1.93E+01</text:p>
          </table:table-cell>
          <table:table-cell office:value-type="float" office:value="19.18598342">
            <text:p>1.92E+01</text:p>
          </table:table-cell>
          <table:table-cell table:formula="of:=[.E26]/([.C26]*[.C26]*LOG([.C26];2))" office:value-type="float" office:value="0.0000000225459336025029">
            <text:p>2.25E-0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6384">
            <text:p>16384</text:p>
          </table:table-cell>
          <table:table-cell office:value-type="float" office:value="83.94923985">
            <text:p>8.39E+01</text:p>
          </table:table-cell>
          <table:table-cell office:value-type="float" office:value="82.26097238">
            <text:p>8.23E+01</text:p>
          </table:table-cell>
          <table:table-cell table:formula="of:=[.E27]/([.C27]*[.C27]*LOG([.C27];2))" office:value-type="float" office:value="0.0000000218890001678041">
            <text:p>2.19E-0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9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gard Hagen</meta:initial-creator>
    <meta:creation-date>2013-04-12T20:25:18</meta:creation-date>
    <dc:date>2013-04-13T18:48:52</dc:date>
    <dc:creator>Vegard Hagen</dc:creator>
    <meta:editing-duration>PT6H18M41S</meta:editing-duration>
    <meta:editing-cycles>1</meta:editing-cycles>
    <meta:document-statistic meta:table-count="1" meta:cell-count="136" meta:object-count="0"/>
    <meta:generator>LibreOffice/3.6$Linux_X86_64 LibreOffice_project/360m1$Build-2</meta:generator>
  </office:meta>
</office:document-meta>
</file>